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541000000925C953B9484F89F70.png" manifest:media-type="image/png"/>
  <manifest:file-entry manifest:full-path="Pictures/100D79B800008AF800000F0B8EA7FF50B429C6AF.emf" manifest:media-type="image/x-emf"/>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rame_20_contents">
      <style:paragraph-properties fo:margin-left="0cm" fo:margin-right="0.032cm" fo:text-align="center" style:justify-single-word="false" fo:text-indent="0cm" style:auto-text-indent="false"/>
    </style:style>
    <style:style style:name="P3" style:family="paragraph" style:parent-style-name="List_20_Paragraph" style:list-style-name="WWNum1">
      <style:paragraph-properties fo:line-height="115%"/>
    </style:style>
    <style:style style:name="P4" style:family="paragraph" style:parent-style-name="Standard">
      <style:text-properties fo:font-size="9pt" style:font-size-asian="9pt" style:font-name-complex="Arial1"/>
    </style:style>
    <style:style style:name="P5" style:family="paragraph" style:parent-style-name="Standard">
      <style:text-properties style:font-name="Times New Roman" fo:font-size="11pt" style:font-size-asian="11pt" style:font-size-complex="11pt"/>
    </style:style>
    <style:style style:name="P6" style:family="paragraph" style:parent-style-name="Standard">
      <style:paragraph-properties fo:line-height="115%"/>
      <style:text-properties style:font-name="Times New Roman" fo:font-size="11pt" style:font-size-asian="11pt" style:font-size-complex="11pt"/>
    </style:style>
    <style:style style:name="P7" style:family="paragraph" style:parent-style-name="Standard">
      <style:text-properties style:font-name="Times New Roman" fo:font-size="11pt" fo:font-weight="bold" style:font-size-asian="11pt" style:font-weight-asian="bold" style:font-size-complex="11pt"/>
    </style:style>
    <style:style style:name="P8"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text-properties style:font-name="Times New Roman" style:font-size-complex="14pt"/>
    </style:style>
    <style:style style:name="P11" style:family="paragraph" style:parent-style-name="Standard">
      <style:paragraph-properties fo:line-height="115%"/>
    </style:style>
    <style:style style:name="P12" style:family="paragraph" style:parent-style-name="Standard">
      <style:paragraph-properties fo:text-align="center" style:justify-single-word="false"/>
    </style:style>
    <style:style style:name="P13" style:family="paragraph" style:parent-style-name="Standard">
      <style:text-properties style:language-asian="zh" style:country-asian="CN"/>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Standard">
      <style:paragraph-properties fo:margin-left="0cm" fo:margin-right="0cm" fo:text-indent="0cm" style:auto-text-indent="false">
        <style:tab-stops>
          <style:tab-stop style:position="0cm" style:type="center"/>
        </style:tab-stops>
      </style:paragraph-properties>
    </style:style>
    <style:style style:name="P17"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18" style:family="paragraph" style:parent-style-name="Standard" style:master-page-name="Standard">
      <style:paragraph-properties fo:margin-left="0cm" fo:margin-right="0cm" fo:text-align="center" style:justify-single-word="false" fo:text-indent="0cm" style:auto-text-indent="false" style:page-number="auto"/>
    </style:style>
    <style:style style:name="P19" style:family="paragraph" style:parent-style-name="Standard">
      <style:paragraph-properties fo:break-before="page"/>
      <style:text-properties style:font-name="Times New Roman" fo:font-size="11pt" style:font-size-asian="11pt" style:font-size-complex="11pt"/>
    </style:style>
    <style:style style:name="P20" style:family="paragraph" style:parent-style-name="Standard">
      <style:paragraph-properties fo:margin-left="0cm" fo:margin-right="-0.159cm" fo:text-indent="0cm" style:auto-text-indent="false"/>
      <style:text-properties style:font-name="Times New Roman"/>
    </style:style>
    <style:style style:name="P21"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22" style:family="paragraph" style:parent-style-name="Standard">
      <style:paragraph-properties fo:margin-left="-1.27cm" fo:margin-right="-1.905cm" fo:text-align="justify" style:justify-single-word="false" fo:text-indent="0.635cm" style:auto-text-indent="false"/>
    </style:style>
    <style:style style:name="P23"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24"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25" style:family="paragraph" style:parent-style-name="Standard">
      <style:paragraph-properties fo:margin-left="0cm" fo:margin-right="-1.905cm" fo:text-align="justify" style:justify-single-word="false" fo:text-indent="0cm" style:auto-text-indent="false">
        <style:tab-stops>
          <style:tab-stop style:position="1.746cm"/>
        </style:tab-stops>
      </style:paragraph-properties>
      <style:text-properties style:font-name="Times New Roman"/>
    </style:style>
    <style:style style:name="P26" style:family="paragraph">
      <loext:graphic-properties draw:fill="none"/>
      <style:paragraph-properties fo:text-align="center"/>
      <style:text-properties fo:color="#000000" fo:font-size="18pt"/>
    </style:style>
    <style:style style:name="T1" style:family="text">
      <style:text-properties fo:color="#000000" fo:font-size="9pt" style:font-size-asian="9pt" style:font-size-complex="9pt"/>
    </style:style>
    <style:style style:name="T2" style:family="text">
      <style:text-properties fo:color="#808080" style:font-name="Lucida Calligraphy" fo:font-size="18pt" fo:font-weight="bold" style:font-size-asian="18pt" style:font-weight-asian="bold" style:font-name-complex="Arial1" style:font-size-complex="18pt"/>
    </style:style>
    <style:style style:name="T3" style:family="text">
      <style:text-properties style:font-name="Times New Roman"/>
    </style:style>
    <style:style style:name="T4" style:family="text">
      <style:text-properties style:font-name="Times New Roman" fo:font-size="11pt" fo:font-weight="bold" style:font-size-asian="11pt" style:font-weight-asian="bold" style:font-size-complex="11pt"/>
    </style:style>
    <style:style style:name="T5" style:family="text">
      <style:text-properties style:font-name="Times New Roman" fo:font-size="11pt" style:font-size-asian="11pt" style:font-size-complex="11pt"/>
    </style:style>
    <style:style style:name="T6" style:family="text">
      <style:text-properties style:font-name="Times New Roman" fo:font-size="11pt" style:font-size-asian="11pt" style:font-size-complex="11pt" style:font-weight-complex="bold"/>
    </style:style>
    <style:style style:name="T7" style:family="text">
      <style:text-properties style:font-name="Times New Roman" fo:font-size="11pt" officeooo:rsid="00040aa8" style:font-size-asian="11pt" style:font-size-complex="11pt"/>
    </style:style>
    <style:style style:name="T8" style:family="text">
      <style:text-properties style:font-name="Times New Roman" fo:font-size="11pt" fo:language="en" fo:country="CA" style:font-size-asian="11pt" style:font-size-complex="11pt"/>
    </style:style>
    <style:style style:name="T9" style:family="text">
      <style:text-properties style:font-name="Times New Roman" fo:font-size="11pt" officeooo:rsid="00040aa8" style:font-name-asian="Times New Roman1" style:font-size-asian="11pt" style:font-name-complex="Times New Roman1" style:font-size-complex="11pt"/>
    </style:style>
    <style:style style:name="T10" style:family="text">
      <style:text-properties style:font-name="Times New Roman" fo:font-size="22pt" fo:font-weight="bold" style:font-size-asian="22pt" style:font-weight-asian="bold" style:font-size-complex="22pt"/>
    </style:style>
    <style:style style:name="T11" style:family="text">
      <style:text-properties style:font-name="Times New Roman" fo:font-weight="bold" style:font-weight-asian="bold"/>
    </style:style>
    <style:style style:name="T12" style:family="text">
      <style:text-properties fo:font-size="11pt" fo:language="en" fo:country="CA" style:font-size-asian="11pt" style:font-size-complex="11pt"/>
    </style:style>
    <style:style style:name="T13" style:family="text">
      <style:text-properties fo:font-size="11pt" style:font-size-asian="11pt" style:font-size-complex="11pt"/>
    </style:style>
    <style:style style:name="T14" style:family="text">
      <style:text-properties style:font-name="Times" fo:language="en" fo:country="CA"/>
    </style:style>
    <style:style style:name="T15" style:family="text">
      <style:text-properties style:font-name="Times" fo:background-color="#ffffff" loext:char-shading-value="0"/>
    </style:style>
    <style:style style:name="T16" style:family="text">
      <style:text-properties fo:color="#1155cc" style:font-name="Times" style:text-underline-style="solid" style:text-underline-width="auto" style:text-underline-color="font-color" fo:background-color="#ffffff" loext:char-shading-value="0"/>
    </style:style>
    <style:style style:name="T17" style:family="text">
      <style:text-properties style:text-position="super 58%" fo:font-size="11pt" style:font-size-asian="11pt" style:font-size-complex="11pt"/>
    </style:style>
    <style:style style:name="T18" style:family="text">
      <style:text-properties officeooo:rsid="00040aa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_UnoMark__2909_1756889880"/><draw:frame draw:style-name="fr1" draw:name="Picture 1" text:anchor-type="as-char" svg:width="16.544cm" svg:height="1.236cm" draw:z-index="2"><draw:image xlink:href="Pictures/100D79B800008AF800000F0B8EA7FF50B429C6AF.emf" xlink:type="simple" xlink:show="embed" xlink:actuate="onLoad" loext:mime-type="image/x-emf"/><draw:image xlink:href="Pictures/1000020100000541000000925C953B9484F89F70.png" xlink:type="simple" xlink:show="embed" xlink:actuate="onLoad" loext:mime-type="image/png"/></draw:frame></text:p>
      <text:p text:style-name="P15"><draw:custom-shape text:anchor-type="paragraph" style:rel-height="20%" draw:z-index="1" draw:name="Text Box 2" draw:style-name="gr1" draw:text-style-name="P26" svg:width="10.256cm" svg:height="1.239cm" svg:x="2.455cm" svg:y="0.961cm"><text:p text:style-name="P2"><text:span text:style-name="T1">800 Commissioners Rd East • London, Ontario • N6A 5W9 • Canada</text:span></text:p><text:p text:style-name="P2"><text:span text:style-name="T1">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_UnoMark__7293_1595826349"/><text:span text:style-name="T2">Division of Emergency Medicine</text:span></text:p>
      <text:p text:style-name="P16"><text:span text:style-name="T2"><text:tab/><text:tab/></text:span></text:p>
      <text:h text:style-name="P17" text:outline-level="1"/>
      <text:p text:style-name="P4"/>
      <text:p text:style-name="P5"/>
      <text:p text:style-name="Standard"><text:span text:style-name="T4">Title of Project</text:span><text:span text:style-name="T5">: Non-invasive positive pressure ventilation mask to minimize mask leak and potential aerosolization leading to spread of virus such as COVID-19</text:span></text:p>
      <text:p text:style-name="P5"/>
      <text:p text:style-name="Standard"><text:span text:style-name="T4">Principal Investigator</text:span><text:span text:style-name="T5">: Dr.</text:span> <text:span text:style-name="T5">Tarek Loubani, MD, CCFP (EM)</text:span></text:p>
      <text:p text:style-name="P5"/>
      <text:p text:style-name="Standard"><text:span text:style-name="T4">Co-Investigators</text:span><text:span text:style-name="T5">: Dr. Ben Thomson, Dr. Azad Mashari</text:span></text:p>
      <text:p text:style-name="P5"/>
      <text:p text:style-name="Standard"><text:span text:style-name="T4">Background &amp; Purpose</text:span></text:p>
      <text:p text:style-name="Standard"><text:span text:style-name="T4"><text:tab/></text:span></text:p>
      <text:p text:style-name="Standard"><text:span text:style-name="T5">You are invited to participate in a research study to validate that an easy-to-produce, specifically engineered mask and circuit has the ability to maintain non-invasive ventilatory support without aerosolizing viral particles. </text:span></text:p>
      <text:p text:style-name="P5"/>
      <text:p text:style-name="Standard"><text:span text:style-name="T5">Patients presenting to the emergency department, or needing hospitalization, for a variety of medical conditions often require non-invasive ventilation (breathing support) such as a BIPAP or CPAP machine. However, in the current environment of COVID-19, the aerosols produced by this machine in a COVID-19 positive patient pose serious potential harms to healthcare providers and other patients. All adult patients who present to the emergency department or who are admitted in hospital in a monitored or critical care setting are invited to participate in this research study. It is important for you to understand why the study is being conducted and what it will involve for yourself or your loved one. Please take the time to review it carefully and feel free to ask any questions if anything is unclear or there are words/phrases that you do not understand. </text:span></text:p>
      <text:p text:style-name="P5"/>
      <text:p text:style-name="Standard"><text:span text:style-name="T5">The purpose of this study is to validate a BIPAP mask in its ability to maintain non-invasive ventilatory support </text:span><text:span text:style-name="T9">while minimizing mask leak and</text:span><text:span text:style-name="T5"> aerosoliz</text:span><text:span text:style-name="T7">ation of</text:span><text:span text:style-name="T5"> viral particles. </text:span></text:p>
      <text:p text:style-name="P5"/>
      <text:p text:style-name="Standard"><text:span text:style-name="T5">When a health care provider identifies that you require non-invasive ventilatory support for your current health condition, you will be fitted for an appropriate sized mask and randomized into either a standard or non-aerosolizing mask. </text:span></text:p>
      <text:p text:style-name="P5"/>
      <text:p text:style-name="Standard"><text:span text:style-name="T5">Measurements from the </text:span><text:span text:style-name="T9">experimental</text:span><text:span text:style-name="T5"> mask will be compared to the standard mask used in London Health Sciences Centre (LHSC). Once the BIPAP mask has been applied, initial data will be obtained and again at the four-hour, 12 hour, and 24 hour mark. Data will include: Glasgow Coma Scale (GCS) which measures level of consciousness, vital signs, evidence of mask leakage, mask leak </text:span><text:span text:style-name="T9">volumes</text:span><text:span text:style-name="T5">, and blood gas values (arterial or venous). The blood work that will be obtained is standard blood work that would routinely be drawn due to your current health status. There is no additional blood work drawn for this study. </text:span></text:p>
      <text:p text:style-name="P5"/>
      <text:p text:style-name="Standard"><text:span text:style-name="T5">The data that is taken from you will be used validate the effectiveness of a non-aerosolizing mask in providing ventilatory support without aerosolizing viral particles, putting health care professionals and other patients at risk. </text:span></text:p>
      <text:p text:style-name="P5"/>
      <text:p text:style-name="Standard"><text:span text:style-name="T5">All study procedures will be conducted in the emergency department or monitored settings at Victoria Hospital or University Hospital at LHSC by an experienced physician (EP), Registered Nurse (RN), and Respiratory Therapist (RT). 50 participants will be recruited in order to validate this non-aerosolizing mask. <text:s/></text:span></text:p>
      <text:p text:style-name="P5"/>
      <text:p text:style-name="P5"/>
      <text:p text:style-name="Standard"><text:soft-page-break/><text:span text:style-name="T5">This study is part of an unfunded research project being undertaken by Dr. Tarek Loubani of Western University. Should you require any further information, please feel free to contact: Dr.</text:span> <text:span text:style-name="T5">Tarek Loubani (tlouban@uwo.ca), Chelsea Darling (chelsea.darling@lhsc.on.ca) or Kristine VanAarsen (Kristine.vanaarsen@lhsc.on.ca) at 519-685-8500 ext 76089</text:span></text:p>
      <text:p text:style-name="P5"/>
      <text:p text:style-name="P5"/>
      <text:p text:style-name="Standard"><text:span text:style-name="T4">Risks &amp; Benefits</text:span></text:p>
      <text:p text:style-name="P7"/>
      <text:p text:style-name="Standard"><text:span text:style-name="T6">There are minimal risks associated directly with this study as patients will not undergo any additional interventions for research purposes only. All tests, procedures, and activities related to non-invasive ventilation would be conducted by health care staff for the patient as part of the standard of care. </text:span></text:p>
      <text:p text:style-name="P7"/>
      <text:p text:style-name="Standard"><text:span text:style-name="T6">The primary benefit of this study is the ability to use non-invasive ventilation within an environment where health care providers might otherwise be unable to use it due to the risk of aerosolizing a virus such as COVID-19. The use of non-invasive ventilation may reduce the number of days that a patient is on a ventilator or even prevent invasive ventilation. By reducing or preventing invasive mechanical ventilation, participants will face fewer risks known to be associated with mechanical ventilation such as pneumothorax, muscle wasting, and death. </text:span><text:span text:style-name="T5">You will not be compensated for your participation in this study</text:span></text:p>
      <text:p text:style-name="P7"/>
      <text:p text:style-name="Standard"><text:span text:style-name="T5">Participation in this study is voluntary. You may refuse to participate or withdraw at any point in the study.</text:span> <text:span text:style-name="T5">Participants will be withdrawn from the study by the primary physician and/or primary investigator if they are unable to tolerate mask, unable to remain calm, become agitated or violent, or patients physical or emotional status deteriorates. If a patient is withdrawn from the study, any data collected may also be withdrawn at your request. </text:span></text:p>
      <text:p text:style-name="P5"/>
      <text:p text:style-name="Standard"><text:span text:style-name="T5">A patient that is arriving to the emergency department or whom condition deteriorates during hospital admission and requires non-invasive ventilation may be enrolled in the study without providing informed consent due to acute respiratory distress and deteriorating medical condition. Due to the current pandemic, substitute decision makers (SDM) are only in hospital in extenuating circumstances and obtaining consent from the SDM may delay appropriate care. In such case, obtaining consent may be delayed until the SDM can be contacted or the patient is stable and able to provide consent. If the patient or SDM subsequently decline participation, their data will be removed..</text:span></text:p>
      <text:p text:style-name="P5"/>
      <text:p text:style-name="P5"/>
      <text:p text:style-name="Standard"><text:span text:style-name="T4">Confidentiality </text:span></text:p>
      <text:p text:style-name="P7"/>
      <text:p text:style-name="P11"><text:span text:style-name="T5">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8">Data will be retained for a period of 15 years after publication in a secure place, after which time it will be disposed of in a secure manner (e.g. shredded or electronically deleted). <text:s/></text:span></text:p>
      <text:p text:style-name="P6"/>
      <text:p text:style-name="P11"><text:span text:style-name="T8">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11"><text:span text:style-name="T8">Examples include:</text:span></text:p>
      <text:list xml:id="list1409215112" text:style-name="WWNum1">
        <text:list-item>
          <text:p text:style-name="P3"><text:span text:style-name="T12">Representatives of Lawson Quality Assurance Education Program</text:span></text:p>
        </text:list-item>
        <text:list-item>
          <text:p text:style-name="P3"><text:span text:style-name="T12">Representatives of the University of Western Ontario Health Sciences Research Ethics <text:s text:c="2"/>Board that oversees the ethical conduct of this study</text:span></text:p>
        </text:list-item>
      </text:list>
      <text:p text:style-name="P5"/>
      <text:p text:style-name="Standard"><text:soft-page-break/><text:span text:style-name="T14">You do not waive any legal rights by participating in this study. </text:span><text:span text:style-name="T15">If you have any questions about your rights as a research participant or the conduct of this study, you may contact the Patient Experience Office at LHSC at </text:span><text:a xlink:type="simple" xlink:href="tel:(519)%20685-8500" office:target-frame-name="_blank" xlink:show="new" text:style-name="Standard" text:visited-style-name="Standard"><text:span text:style-name="T16">(519) 685-8500 ext. 52036</text:span></text:a><text:span text:style-name="T15"> or access the online form at: </text:span><text:a xlink:type="simple" xlink:href="https://apps.lhsc.on.ca/?q=forms/patient-experience-contact-form" office:target-frame-name="_blank" xlink:show="new" text:style-name="Standard" text:visited-style-name="Standard"><text:span text:style-name="T16">https://apps.lhsc.on.ca/?q=forms/patient-experience-contact-form</text:span></text:a></text:p>
      <text:p text:style-name="P5"/>
      <text:p text:style-name="P5"/>
      <text:p text:style-name="Standard"><text:span text:style-name="T5">Should you require any further information, please feel free to contact: Dr.</text:span> <text:span text:style-name="T5">Tarek Loubani (tlouban@uwo.ca) or Chelsea Darling (</text:span><text:a xlink:type="simple" xlink:href="mailto:chelsea.darling@lhsc.on.ca" text:style-name="Internet_20_link" text:visited-style-name="Visited_20_Internet_20_Link"><text:span text:style-name="T5">chelsea.darling@lhsc.on.ca</text:span></text:a><text:span text:style-name="T5">). </text:span></text:p>
      <text:p text:style-name="P5"/>
      <text:p text:style-name="P5"/>
      <text:p text:style-name="Standard"><text:span text:style-name="T5">Thank you,</text:span></text:p>
      <text:p text:style-name="P5"/>
      <text:p text:style-name="P5"/>
      <text:p text:style-name="P5"/>
      <text:p text:style-name="P5"/>
      <text:p text:style-name="P5"/>
      <text:p text:style-name="Standard"><text:span text:style-name="T5">Dr.</text:span> <text:span text:style-name="T5">Tarek Loubani, MD, CCFP (EM) </text:span></text:p>
      <text:p text:style-name="Standard"><text:span text:style-name="T5">Associate Professor</text:span></text:p>
      <text:p text:style-name="Standard"><text:span text:style-name="T5">Schulich School of Medicine and Dentistry</text:span></text:p>
      <text:p text:style-name="Standard"><text:span text:style-name="T5">Western University</text:span></text:p>
      <text:p text:style-name="P19"><text:bookmark text:name="OLE_LINK1"/><text:bookmark text:name="OLE_LINK2"/></text:p>
      <text:p text:style-name="P5"/>
      <text:p text:style-name="P5"/>
      <text:p text:style-name="P12"><draw:frame draw:style-name="fr1" draw:name="Picture 3" text:anchor-type="as-char" svg:width="16.51cm" svg:height="1.235cm" draw:z-index="4"><draw:image xlink:href="Pictures/100D79B800008AF800000F0B8EA7FF50B429C6AF.emf" xlink:type="simple" xlink:show="embed" xlink:actuate="onLoad" loext:mime-type="image/x-emf"/><draw:image xlink:href="Pictures/1000020100000541000000925C953B9484F89F70.png" xlink:type="simple" xlink:show="embed" xlink:actuate="onLoad" loext:mime-type="image/png"/></draw:frame></text:p>
      <text:p text:style-name="P15"><text:bookmark text:name="__UnoMark__3403_1756889880"/><text:span text:style-name="T2">Division of Emergency Medicine</text:span></text:p>
      <text:p text:style-name="P8"><draw:custom-shape text:anchor-type="paragraph" style:rel-height="20%" draw:z-index="0" draw:name="Text Box 5" draw:style-name="gr2" draw:text-style-name="P26" svg:width="10.256cm" svg:height="1.239cm" svg:x="3.463cm" svg:y="0.28cm"><text:p text:style-name="P2"><text:span text:style-name="T1">800 Commissioners Rd East • London, Ontario • N6A 5W9 • Canada</text:span></text:p><text:p text:style-name="P2"><text:span text:style-name="T1">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_UnoMark__7530_1595826349"/></text:p>
      <text:p text:style-name="P8"/>
      <text:p text:style-name="P12"><text:span text:style-name="T10">Consent to Participate</text:span></text:p>
      <text:p text:style-name="P8"/>
      <text:p text:style-name="P13"/>
      <text:p text:style-name="Standard"><text:span text:style-name="T11">Title of Project</text:span><text:span text:style-name="T3">: </text:span><text:span text:style-name="T5">Non-invasive positive pressure ventilation mask to minimize mask leak and potential aerosolization leading to spread of virus such as COVID-19</text:span></text:p>
      <text:p text:style-name="P9"/>
      <text:p text:style-name="Standard"><text:span text:style-name="T11">Principal Investigator</text:span><text:span text:style-name="T3">: </text:span><text:span text:style-name="T5">Dr.</text:span> <text:span text:style-name="T5">Tarek Loubani, MD, CCFP (EM)</text:span></text:p>
      <text:p text:style-name="P10"/>
      <text:p text:style-name="Standard"><text:span text:style-name="T11">Co-investigator</text:span><text:span text:style-name="T3">: </text:span></text:p>
      <text:p text:style-name="P20"/>
      <text:p text:style-name="P21"/>
      <text:p text:style-name="P14"><text:span text:style-name="T3">I have read the Letter of Information, have had the nature of the study explained to me and I agree to participate. All questions have been answered to my satisfaction. <text:s text:c="37"/></text:span></text:p>
      <text:p text:style-name="P9"/>
      <text:p text:style-name="P9"/>
      <text:p text:style-name="P9"/>
      <text:p text:style-name="P9"/>
      <text:p text:style-name="P22"><text:span text:style-name="T3">___________________<text:tab/><text:tab/> <text:s text:c="4"/>________________________<text:tab/><text:tab/>____________</text:span></text:p>
      <text:p text:style-name="P22"><text:span text:style-name="T3">Participant Signature<text:tab/> <text:s text:c="17"/>Participant Name (Printed)<text:tab/> <text:s text:c="11"/>Date</text:span></text:p>
      <text:p text:style-name="P23"/>
      <text:p text:style-name="P23"/>
      <text:p text:style-name="P23"/>
      <text:p text:style-name="P22"><text:span text:style-name="T3">____________________ <text:s text:c="18"/>________________________ <text:s text:c="18"/>____________</text:span></text:p>
      <text:p text:style-name="P22"><text:span text:style-name="T3">Signature of Substitute <text:s text:c="22"/>Name of Substitute Decision <text:s text:c="19"/>Date </text:span></text:p>
      <text:p text:style-name="P22"><text:span text:style-name="T3">Decision Maker <text:s text:c="33"/>Maker (Printed) <text:s text:c="30"/></text:span></text:p>
      <text:p text:style-name="P24"/>
      <text:p text:style-name="P24"/>
      <text:p text:style-name="P25"><text:bookmark text:name="_GoBack"/></text:p>
      <text:p text:style-name="P22"><text:span text:style-name="T3">___________________<text:tab/><text:tab/> <text:s text:c="4"/>________________________<text:tab/><text:tab/>___________</text:span></text:p>
      <text:p text:style-name="P22"><text:span text:style-name="T3">Signature of Person<text:tab/><text:tab/> <text:s text:c="6"/>Person Obtaining Informed <text:tab/><text:tab/>Date</text:span></text:p>
      <text:p text:style-name="P22"><text:span text:style-name="T3">Obtaining Informed Consent<text:tab/> <text:s text:c="6"/>Consent (Printed)</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margin-top="0cm" fo:margin-bottom="0cm" loext:contextual-spacing="false"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Style1" style:family="paragraph" style:parent-style-name="Standard" style:default-outline-level="">
      <style:paragraph-properties fo:margin-left="0cm" fo:margin-right="0cm" fo:margin-top="0cm" fo:margin-bottom="0.353cm" loext:contextual-spacing="false" fo:line-height="115%" fo:text-indent="0cm" style:auto-text-indent="false"/>
      <style:text-properties style:font-name="Calibri" fo:font-family="Calibri" style:font-family-generic="roman" style:font-pitch="variable" fo:font-size="11pt" fo:language="en" fo:country="CA" style:font-name-asian="Calibri1" style:font-family-asian="Calibri" style:font-family-generic-asian="system" style:font-pitch-asian="variable" style:font-size-asian="11pt" style:font-size-complex="11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font-size="12pt" fo:language="en" fo:country="CA" style:font-size-asian="12pt"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1" fo:font-family="Tahoma" style:font-family-generic="roman" style:font-pitch="variable" fo:font-size="8pt" style:font-name-asian="Times New Roman1" style:font-family-asian="'Times New Roman'" style:font-family-generic-asian="system" style:font-pitch-asian="variable" style:font-size-asian="8pt" style:font-name-complex="Tahoma"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Style1_20_Char" style:display-name="Style1 Char" style:family="text" style:parent-style-name="Default_20_Paragraph_20_Font">
      <style:text-properties style:font-name="Calibri" fo:font-family="Calibri" style:font-family-generic="roman" style:font-pitch="variable" fo:language="en" fo:country="CA"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size-asian="11pt"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markfqlwn49so"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3" style:display-name="ListLabel 13" style:family="text">
      <style:text-properties fo:font-size="11pt" style:font-size-asian="11pt"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style:text-position="super 58%" fo:font-size="11pt" style:font-size-asian="11pt" style:font-size-complex="11pt"/>
    </style:style>
    <style:style style:name="MT3"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Header"><text:span text:style-name="MT1"><text:tab/><text:tab/>Version Date: April 3</text:span><text:span text:style-name="MT2">rd</text:span><text:span text:style-name="MT1"> 2020 </text:span></text:p>
        <text:p text:style-name="Header"/>
      </style:header>
      <style:footer>
        <text:p text:style-name="MP1"><text:span text:style-name="MT3">Page </text:span><text:page-number text:select-page="current">0</text:page-number><text:span text:style-name="MT3"><text:s/>of </text:span><text:page-count>4</text:page-count></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helley McLeodS</meta:initial-creator>
    <meta:editing-cycles>5</meta:editing-cycles>
    <meta:creation-date>2020-04-03T04:39:00</meta:creation-date>
    <dc:date>2020-04-03T08:52:50.390147902</dc:date>
    <dc:language>en-CA</dc:language>
    <meta:editing-duration>PT22M53S</meta:editing-duration>
    <meta:generator>LibreOffice/6.3.5.2$Linux_X86_64 LibreOffice_project/30$Build-2</meta:generator>
    <meta:document-statistic meta:table-count="0" meta:image-count="2" meta:object-count="0" meta:page-count="4" meta:paragraph-count="55" meta:word-count="1248" meta:character-count="8479" meta:non-whitespace-character-count="7019"/>
    <meta:user-defined meta:name="AppVersion">16.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